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5in"/>
    </style:style>
    <style:style style:name="Tabla3.A1" style:family="table-cell">
      <style:table-cell-properties style:vertical-align="middle" fo:background-color="#cc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a3.2" style:family="table-row">
      <style:table-row-properties style:min-row-height="0.2in"/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8" style:family="table">
      <style:table-properties style:width="7.3958in" table:align="left"/>
    </style:style>
    <style:style style:name="Table8.A" style:family="table-column">
      <style:table-column-properties style:column-width="1.3743in"/>
    </style:style>
    <style:style style:name="Table8.B" style:family="table-column">
      <style:table-column-properties style:column-width="1.7479in"/>
    </style:style>
    <style:style style:name="Table8.C" style:family="table-column">
      <style:table-column-properties style:column-width="2.016in"/>
    </style:style>
    <style:style style:name="Table8.D" style:family="table-column">
      <style:table-column-properties style:column-width="1.1285in"/>
    </style:style>
    <style:style style:name="Table8.E" style:family="table-column">
      <style:table-column-properties style:column-width="1.1292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8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8.E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8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8.D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8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9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9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5" style:family="table-row">
      <style:table-row-properties style:min-row-height="0.1826in"/>
    </style:style>
    <style:style style:name="Table9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9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ff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7.2" style:family="table-row">
      <style:table-row-properties style:min-row-height="0.2in"/>
    </style:style>
    <style:style style:name="Table7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7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125in"/>
    </style:style>
    <style:style style:name="Table6.D" style:family="table-column">
      <style:table-column-properties style:column-width="1.625in"/>
    </style:style>
    <style:style style:name="Table6.E" style:family="table-column">
      <style:table-column-properties style:column-width="1.0833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6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6.E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6.B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6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1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1.D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1.5" style:family="table-row">
      <style:table-row-properties style:min-row-height="0.1771in"/>
    </style:style>
    <style:style style:name="Table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1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3" style:family="table">
      <style:table-properties style:width="7.3958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d7ebfd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3.2" style:family="table-row">
      <style:table-row-properties style:min-row-height="0.1965in"/>
    </style:style>
    <style:style style:name="Table3.A2" style:family="table-cell">
      <style:table-cell-properties style:vertical-align="middle" fo:padding="0.0382in" fo:border-left="0.05pt solid #aea79f" fo:border-right="none" fo:border-top="0.05pt solid #e6e6ff" fo:border-bottom="0.05pt solid #e6e6ff"/>
    </style:style>
    <style:style style:name="Table3.B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e3.C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3.C3" style:family="table-cell">
      <style:table-cell-properties style:vertical-align="middle" fo:padding="0.0382in" fo:border-left="0.05pt solid #e6e6ff" fo:border-right="0.05pt solid #aea79f" fo:border-top="0.05pt solid #e6e6ff" fo:border-bottom="0.05pt solid #e6e6ff"/>
    </style:style>
    <style:style style:name="Table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3.C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5" style:family="table">
      <style:table-properties style:width="7.3958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2.2528in"/>
    </style:style>
    <style:style style:name="Table5.C" style:family="table-column">
      <style:table-column-properties style:column-width="1.9986in"/>
    </style:style>
    <style:style style:name="Table5.D" style:family="table-column">
      <style:table-column-properties style:column-width="1.8153in"/>
    </style:style>
    <style:style style:name="Table5.E" style:family="table-column">
      <style:table-column-properties style:column-width="0.7694in"/>
    </style:style>
    <style:style style:name="Table5.1" style:family="table-row">
      <style:table-row-properties style:row-height="0.2167in"/>
    </style:style>
    <style:style style:name="Table5.A1" style:family="table-cell">
      <style:table-cell-properties style:vertical-align="middle" fo:background-color="#d7ebfd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5.B1" style:family="table-cell">
      <style:table-cell-properties style:vertical-align="middle" fo:background-color="#d7ebfd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5.E1" style:family="table-cell">
      <style:table-cell-properties style:vertical-align="middle" fo:background-color="#d7ebfd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E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5" style:family="table-row">
      <style:table-row-properties style:min-row-height="0.1771in"/>
    </style:style>
    <style:style style:name="Table5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5.E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aea79f" fo:border-right="none" fo:border-top="0.05pt solid #aea79f" fo:border-bottom="0.05pt solid #aea79f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0.05pt solid #f0f0ff" fo:border-right="none" fo:border-top="0.05pt solid #aea79f" fo:border-bottom="0.05pt solid #aea79f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0.05pt solid #f0f0ff" fo:border-right="0.05pt solid #aea79f" fo:border-top="0.05pt solid #aea79f" fo:border-bottom="0.05pt solid #aea79f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841f3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02c23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4612ef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4612ef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aa96a0" officeooo:paragraph-rsid="01a972ce" style:font-size-asian="7pt" style:font-weight-asian="bold" style:font-size-complex="7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a0b909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Standard">
      <loext:graphic-properties draw:fill="solid" draw:fill-color="#ccffcc" draw:opacity="100%"/>
      <style:paragraph-properties fo:margin-left="0in" fo:margin-right="0in" fo:text-align="start" style:justify-single-word="false" fo:text-indent="0in" style:auto-text-indent="false" fo:background-color="#ccffcc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050b94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14612ef" fo:background-color="transparent" style:font-size-asian="11pt" style:font-weight-asian="bold" style:font-size-complex="11pt" style:font-weight-complex="bold" loext:shadow="none"/>
    </style:style>
    <style:style style:name="P30" style:family="paragraph" style:parent-style-name="Standard">
      <loext:graphic-properties draw:fill="solid" draw:fill-color="#ffff99" draw:opacity="100%"/>
      <style:paragraph-properties fo:margin-left="0in" fo:margin-right="0in" fo:text-align="start" style:justify-single-word="false" fo:text-indent="0in" style:auto-text-indent="false" fo:background-color="#ffff99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2pt" fo:language="es" fo:country="ES" style:text-underline-style="none" fo:font-weight="bold" officeooo:paragraph-rsid="017c3e8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2880c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0b909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38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4612ef" style:font-size-asian="6pt" style:font-weight-asian="bold" style:font-size-complex="6pt" style:font-weight-complex="bold"/>
    </style:style>
    <style:style style:name="P39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40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c2d24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7b59a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b02c23" officeooo:paragraph-rsid="01b02c23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972ce" officeooo:paragraph-rsid="01a972ce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47c66e" officeooo:paragraph-rsid="0147c66e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3c418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9f07e6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de8c2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de8c2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577d5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a6e1bb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de8c2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de8c2" style:font-size-asian="7pt" style:font-weight-asian="bold" style:font-size-complex="7pt" style:font-weight-complex="bold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8fdd5d" officeooo:paragraph-rsid="017c3e8d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4612ef" style:font-size-asian="7pt" style:font-weight-asian="bold" style:font-size-complex="7pt" style:font-weight-complex="bold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ea2f28" officeooo:paragraph-rsid="014612ef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4612ef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8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4612ef" style:font-size-asian="7pt" style:font-weight-asian="normal" style:font-size-complex="7pt" style:font-weight-complex="normal"/>
    </style:style>
    <style:style style:name="P8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8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989a1" style:font-size-asian="7pt" style:font-weight-asian="normal" style:font-size-complex="7pt" style:font-weight-complex="normal"/>
    </style:style>
    <style:style style:name="P87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4612ef" style:font-size-asian="7pt" style:font-weight-asian="normal" style:font-size-complex="7pt" style:font-weight-complex="normal"/>
    </style:style>
    <style:style style:name="P88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89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a3fc45" style:font-size-asian="7pt" style:font-weight-asian="normal" style:font-size-complex="7pt" style:font-weight-complex="normal"/>
    </style:style>
    <style:style style:name="P90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91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92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a3fc45" style:font-size-asian="7pt" style:font-weight-asian="normal" style:font-size-complex="7pt" style:font-weight-complex="normal"/>
    </style:style>
    <style:style style:name="P93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94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paragraph-rsid="014612ef" style:font-size-asian="6pt" style:font-size-complex="6pt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97" style:family="paragraph" style:parent-style-name="Table_20_Contents">
      <style:paragraph-properties fo:text-align="start" style:justify-single-word="false"/>
      <style:text-properties fo:color="#000000" style:font-name="Liberation Sans1" fo:font-size="6pt" style:text-underline-style="none" style:font-size-asian="6pt" style:font-size-complex="6pt"/>
    </style:style>
    <style:style style:name="P98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b9f216" style:font-size-asian="7pt" style:font-weight-asian="normal" style:font-size-complex="7pt" style:font-weight-complex="normal"/>
    </style:style>
    <style:style style:name="P10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b58f55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b8e892" style:font-size-asian="7pt" style:font-weight-asian="bold" style:font-size-complex="7pt" style:font-weight-complex="bold"/>
    </style:style>
    <style:style style:name="P1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bc1bd4" style:font-size-asian="8pt" style:font-weight-asian="bold" style:font-size-complex="8pt" style:font-weight-complex="bold"/>
    </style:style>
    <style:style style:name="T1" style:family="text">
      <style:text-properties officeooo:rsid="00327978"/>
    </style:style>
    <style:style style:name="T2" style:family="text">
      <style:text-properties officeooo:rsid="0037ed3f"/>
    </style:style>
    <style:style style:name="T3" style:family="text">
      <style:text-properties officeooo:rsid="003b2f91"/>
    </style:style>
    <style:style style:name="T4" style:family="text">
      <style:text-properties officeooo:rsid="003d48ec"/>
    </style:style>
    <style:style style:name="T5" style:family="text">
      <style:text-properties fo:font-weight="bold" officeooo:rsid="003d48ec" style:font-weight-asian="bold" style:font-weight-complex="bold"/>
    </style:style>
    <style:style style:name="T6" style:family="text">
      <style:text-properties fo:font-weight="bold" officeooo:rsid="00846887" style:font-weight-asian="bold" style:font-weight-complex="bold"/>
    </style:style>
    <style:style style:name="T7" style:family="text">
      <style:text-properties officeooo:rsid="004d6db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fd520" style:font-weight-asian="normal" style:font-weight-complex="normal"/>
    </style:style>
    <style:style style:name="T10" style:family="text">
      <style:text-properties fo:font-weight="normal" officeooo:rsid="009876f7" style:font-weight-asian="normal" style:font-weight-complex="normal"/>
    </style:style>
    <style:style style:name="T11" style:family="text">
      <style:text-properties fo:font-weight="normal" officeooo:rsid="009437b0" style:font-weight-asian="normal" style:font-weight-complex="normal"/>
    </style:style>
    <style:style style:name="T12" style:family="text">
      <style:text-properties fo:font-weight="normal" officeooo:rsid="0002f16f" style:font-weight-asian="normal" style:font-weight-complex="normal"/>
    </style:style>
    <style:style style:name="T13" style:family="text">
      <style:text-properties fo:font-weight="normal" officeooo:rsid="003b2f91" style:font-weight-asian="normal" style:font-weight-complex="normal"/>
    </style:style>
    <style:style style:name="T14" style:family="text">
      <style:text-properties fo:font-weight="normal" officeooo:rsid="018d6b8d" style:font-weight-asian="normal" style:font-weight-complex="normal"/>
    </style:style>
    <style:style style:name="T15" style:family="text">
      <style:text-properties officeooo:rsid="008fd520"/>
    </style:style>
    <style:style style:name="T16" style:family="text">
      <style:text-properties officeooo:rsid="009876f7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  <style:style style:name="T19" style:family="text">
      <style:text-properties fo:color="#666666"/>
    </style:style>
    <style:style style:name="T20" style:family="text">
      <style:text-properties fo:color="#333333" officeooo:rsid="00365a71"/>
    </style:style>
    <style:style style:name="T21" style:family="text">
      <style:text-properties fo:color="#333333" officeooo:rsid="017dbac5"/>
    </style:style>
    <style:style style:name="T22" style:family="text">
      <style:text-properties officeooo:rsid="01526b15"/>
    </style:style>
    <style:style style:name="T23" style:family="text">
      <style:text-properties officeooo:rsid="0168cd28"/>
    </style:style>
    <style:style style:name="T24" style:family="text">
      <style:text-properties officeooo:rsid="00365a71"/>
    </style:style>
    <style:style style:name="T25" style:family="text">
      <style:text-properties officeooo:rsid="018d6b8d"/>
    </style:style>
    <style:style style:name="T26" style:family="text">
      <style:text-properties officeooo:rsid="0190d589"/>
    </style:style>
    <style:style style:name="T27" style:family="text">
      <style:text-properties officeooo:rsid="0195e949"/>
    </style:style>
    <style:style style:name="T28" style:family="text">
      <style:text-properties fo:color="#000000" fo:font-size="7pt" officeooo:rsid="019841f3" style:font-size-asian="7pt" style:font-size-complex="7pt"/>
    </style:style>
    <style:style style:name="T29" style:family="text">
      <style:text-properties fo:color="#000000" fo:font-size="7pt" officeooo:rsid="0002f16f" style:font-size-asian="7pt" style:font-size-complex="7pt"/>
    </style:style>
    <style:style style:name="T30" style:family="text">
      <style:text-properties style:font-name="Source Sans Pro" fo:font-size="9pt" officeooo:rsid="0002f16f" style:font-size-asian="9pt" style:font-size-complex="9pt"/>
    </style:style>
    <style:style style:name="T31" style:family="text">
      <style:text-properties style:font-name="Source Sans Pro" fo:font-size="9pt" officeooo:rsid="00057f84" style:font-size-asian="9pt" style:font-size-complex="9pt"/>
    </style:style>
    <style:style style:name="T32" style:family="text">
      <style:text-properties style:font-name="Source Sans Pro" fo:font-size="9pt" fo:font-weight="bold" officeooo:rsid="00057f84" style:font-size-asian="9pt" style:font-weight-asian="bold" style:font-size-complex="9pt" style:font-weight-complex="bold"/>
    </style:style>
    <style:style style:name="T33" style:family="text">
      <style:text-properties officeooo:rsid="003980d2"/>
    </style:style>
    <style:style style:name="T34" style:family="text">
      <style:text-properties fo:font-size="7pt" officeooo:rsid="003980d2" style:font-size-asian="7pt" style:font-size-complex="7pt"/>
    </style:style>
    <style:style style:name="T35" style:family="text">
      <style:text-properties fo:font-size="7pt" fo:font-weight="normal" officeooo:rsid="003980d2" style:font-size-asian="7pt" style:font-weight-asian="normal" style:font-size-complex="7pt" style:font-weight-complex="normal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placeholder text:placeholder-type="text">&lt;for each="voucher in objects"&gt;</text:placeholder></text:p>
      <text:p text:style-name="P97"/>
      <text:p text:style-name="P10"><text:placeholder text:placeholder-type="text">&lt;if test="transfer == 'false'"&gt;</text:placeholder></text:p>
      <text:p text:style-name="P41"><text:placeholder text:placeholder-type="text">&lt;company.party.name&gt;</text:placeholder></text:p>
      <text:p text:style-name="P102"><text:span text:style-name="T14">RUC</text:span><text:span text:style-name="T11"> </text:span><text:span text:style-name="T34"><text:s/></text:span><text:span text:style-name="T31"><text:placeholder text:placeholder-type="text">&lt;for each="identifier in company.party.identifiers"&gt;</text:placeholder></text:span><text:span text:style-name="T35"><text:placeholder text:placeholder-type="text">&lt;identifier.code&gt;</text:placeholder></text:span><text:span text:style-name="T31"><text:placeholder text:placeholder-type="text">&lt;/for&gt;</text:placeholder></text:span></text:p>
      <text:p text:style-name="P10"/>
      <text:p text:style-name="P9"><text:placeholder text:placeholder-type="text">&lt;choose test=""&gt;</text:placeholder></text:p>
      <text:p text:style-name="P9"/>
      <text:p text:style-name="P96"><text:placeholder text:placeholder-type="text">&lt;when test="voucher.voucher_type == 'payment'"&gt;</text:placeholder></text:p>
      <text:p text:style-name="P4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8"><text:span text:style-name="T20">COMPROBANTE DE E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69"><text:span text:style-name="T3">PAGADO A</text:span>: <text:span text:style-name="T8"><text:placeholder text:placeholder-type="text">&lt;voucher.party.name&gt;</text:placeholder></text:span></text:p>
          </table:table-cell>
          <table:table-cell table:style-name="Tabla3.B2" office:value-type="string">
            <text:p text:style-name="P100"><text:span text:style-name="T25">RUC/C.I.:</text:span> <text:span text:style-name="T31"><text:placeholder text:placeholder-type="text">&lt;for each="identifier in voucher.party.identifiers"&gt;</text:placeholder></text:span><text:span text:style-name="T8"><text:placeholder text:placeholder-type="text">&lt;identifier.code&gt;</text:placeholder></text:span><text:span text:style-name="T31"><text:placeholder text:placeholder-type="text">&lt;/for&gt;</text:placeholder></text:span></text:p>
          </table:table-cell>
        </table:table-row>
        <table:table-row table:style-name="Tabla3.2">
          <table:table-cell table:style-name="Tabla3.A3" office:value-type="string">
            <text:p text:style-name="P86"/>
          </table:table-cell>
          <table:table-cell table:style-name="Tabla3.B3" office:value-type="string">
            <text:p text:style-name="P72">FECHA: <text:span text:style-name="T12"><text:placeholder text:placeholder-type="text">&lt;voucher.date&gt;</text:placeholder></text:span></text:p>
          </table:table-cell>
        </table:table-row>
        <table:table-row table:style-name="Tabla3.2">
          <table:table-cell table:style-name="Tabla3.A4" office:value-type="string">
            <text:p text:style-name="P61">VALOR EN LETRAS: <text:span text:style-name="T17"><text:placeholder text:placeholder-type="text">&lt;voucher.amount_to_pay_words&gt;</text:placeholder></text:span><text:span text:style-name="T17"> </text:span></text:p>
          </table:table-cell>
          <table:table-cell table:style-name="Tabla3.B4" office:value-type="string">
            <text:p text:style-name="P65">VALOR NETO: <text:span text:style-name="T12"><text:placeholder text:placeholder-type="text">&lt;voucher.amount&gt;</text:placeholder></text:span></text:p>
          </table:table-cell>
        </table:table-row>
      </table:table>
      <text:p text:style-name="P45"/>
      <text:p text:style-name="P45"><text:placeholder text:placeholder-type="text">&lt;if test="voucher.pay_lines"&gt;</text:placeholder></text:p>
      <text:p text:style-name="P3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57">FORMA DE PAGO</text:p>
          </table:table-cell>
          <table:table-cell table:style-name="Table8.B1" office:value-type="string">
            <text:p text:style-name="P54">N.º DOCUMENTO/CHEQUE</text:p>
          </table:table-cell>
          <table:table-cell table:style-name="Table8.B1" office:value-type="string">
            <text:p text:style-name="P33">BANCO</text:p>
          </table:table-cell>
          <table:table-cell table:style-name="Table8.B1" office:value-type="string">
            <text:p text:style-name="P54">N.º CUENTA</text:p>
          </table:table-cell>
          <table:table-cell table:style-name="Table8.E1" office:value-type="string">
            <text:p text:style-name="P52">VALOR</text:p>
          </table:table-cell>
        </table:table-row>
        <table:table-row>
          <table:table-cell table:style-name="Table8.A2" office:value-type="string">
            <text:p text:style-name="P89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90"/>
          </table:table-cell>
          <table:table-cell table:style-name="Table8.B2" office:value-type="string">
            <text:p text:style-name="P48"/>
          </table:table-cell>
          <table:table-cell table:style-name="Table8.B2" office:value-type="string">
            <text:p text:style-name="P48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91"><text:placeholder text:placeholder-type="text">&lt;pay_lines.pay_mode.name&gt;</text:placeholder></text:p>
          </table:table-cell>
          <table:table-cell table:style-name="Table8.B2" office:value-type="string">
            <text:p text:style-name="P93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8.B2" office:value-type="string">
            <text:p text:style-name="P48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8.B2" office:value-type="string">
            <text:p text:style-name="P48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8.E2" office:value-type="string">
            <text:p text:style-name="P49"><text:placeholder text:placeholder-type="text">&lt;if test="pay_lines.pay_amount"&gt;</text:placeholder><text:span text:style-name="T29"><text:placeholder text:placeholder-type="text">&lt;(format_currency(pay_lines.pay_amount, voucher.party.lang, currency=company.currency))&gt;</text:placeholder></text:span><text:placeholder text:placeholder-type="text">&lt;/if&gt;</text:placeholder></text:p>
          </table:table-cell>
        </table:table-row>
        <table:table-row>
          <table:table-cell table:style-name="Table8.A2" office:value-type="string">
            <text:p text:style-name="P92"><text:placeholder text:placeholder-type="text">&lt;/for&gt;</text:placeholder></text:p>
          </table:table-cell>
          <table:table-cell table:style-name="Table8.B2" office:value-type="string">
            <text:p text:style-name="P90"/>
          </table:table-cell>
          <table:table-cell table:style-name="Table8.B2" office:value-type="string">
            <text:p text:style-name="P48"/>
          </table:table-cell>
          <table:table-cell table:style-name="Table8.B2" office:value-type="string">
            <text:p text:style-name="P48"/>
          </table:table-cell>
          <table:table-cell table:style-name="Table8.E2" office:value-type="string">
            <text:p text:style-name="P6"/>
          </table:table-cell>
        </table:table-row>
        <table:table-row table:style-name="Table8.5">
          <table:table-cell table:style-name="Table8.A5" table:number-columns-spanned="3" office:value-type="string">
            <text:p text:style-name="P12"/>
          </table:table-cell>
          <table:covered-table-cell/>
          <table:covered-table-cell/>
          <table:table-cell table:style-name="Table8.D5" office:value-type="string">
            <text:p text:style-name="P17">TOTAL</text:p>
          </table:table-cell>
          <table:table-cell table:style-name="Table8.E5" office:value-type="string">
            <text:p text:style-name="P31"><text:placeholder text:placeholder-type="text">&lt;(format_currency(voucher.amount, voucher.party.lang,currency=company.currency))&gt;</text:placeholder></text:p>
          </table:table-cell>
        </table:table-row>
      </table:table>
      <text:p text:style-name="P46"><text:placeholder text:placeholder-type="text">&lt;/if&gt;</text:placeholder></text:p>
      <text:p text:style-name="P46"/>
      <text:p text:style-name="P46"><text:placeholder text:placeholder-type="text">&lt;if test="voucher.lines"&gt;</text:placeholder>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56">FACTURA</text:p>
          </table:table-cell>
          <table:table-cell table:style-name="Table9.B1" office:value-type="string">
            <text:p text:style-name="P35"><text:s/>TOTAL DE FACTURA</text:p>
          </table:table-cell>
          <table:table-cell table:style-name="Table9.B1" office:value-type="string">
            <text:p text:style-name="P56">VALOR <text:span text:style-name="T27">CANCELADO</text:span></text:p>
          </table:table-cell>
          <table:table-cell table:style-name="Table9.D1" office:value-type="string">
            <text:p text:style-name="P53">VALOR <text:span text:style-name="T26">PENDIENTE</text:span></text:p>
          </table:table-cell>
        </table:table-row>
        <table:table-row>
          <table:table-cell table:style-name="Table9.A2" office:value-type="string">
            <text:p text:style-name="P88"><text:placeholder text:placeholder-type="text">&lt;for each="line in voucher.lines"&gt;</text:placeholder></text:p>
          </table:table-cell>
          <table:table-cell table:style-name="Table9.B2" office:value-type="string">
            <text:p text:style-name="P14"/>
          </table:table-cell>
          <table:table-cell table:style-name="Table9.B2" office:value-type="string">
            <text:p text:style-name="P77"/>
          </table:table-cell>
          <table:table-cell table:style-name="Table9.D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25"><text:placeholder text:placeholder-type="text">&lt;line.name&gt;</text:placeholder></text:p>
          </table:table-cell>
          <table:table-cell table:style-name="Table9.B2" office:value-type="string">
            <text:p text:style-name="P26"><text:placeholder text:placeholder-type="text">&lt;(format_currency(line.amount_original, voucher.party.lang,  currency=company.currency))&gt;</text:placeholder></text:p>
          </table:table-cell>
          <table:table-cell table:style-name="Table9.B2" office:value-type="string">
            <text:p text:style-name="P26"><text:placeholder text:placeholder-type="text">&lt;(format_currency(line.amount, voucher.party.lang,  currency=company.currency))&gt;</text:placeholder></text:p>
          </table:table-cell>
          <table:table-cell table:style-name="Table9.D2" office:value-type="string">
            <text:p text:style-name="P26"><text:placeholder text:placeholder-type="text">&lt;(format_currency(line.amount_unreconciled, voucher.party.lang,  currency=company.currency))&gt;</text:placeholder></text:p>
          </table:table-cell>
        </table:table-row>
        <table:table-row>
          <table:table-cell table:style-name="Table9.A2" office:value-type="string">
            <text:p text:style-name="P84"><text:placeholder text:placeholder-type="text">&lt;/for&gt;</text:placeholder></text:p>
          </table:table-cell>
          <table:table-cell table:style-name="Table9.B2" office:value-type="string">
            <text:p text:style-name="P14"/>
          </table:table-cell>
          <table:table-cell table:style-name="Table9.B2" office:value-type="string">
            <text:p text:style-name="P77"/>
          </table:table-cell>
          <table:table-cell table:style-name="Table9.D2" office:value-type="string">
            <text:p text:style-name="P79"/>
          </table:table-cell>
        </table:table-row>
        <table:table-row table:style-name="Table9.5">
          <table:table-cell table:style-name="Table9.A5" table:number-columns-spanned="3" office:value-type="string">
            <text:p text:style-name="P16">TOTAL</text:p>
          </table:table-cell>
          <table:covered-table-cell/>
          <table:covered-table-cell/>
          <table:table-cell table:style-name="Table9.D5" office:value-type="string">
            <text:p text:style-name="P32"><text:placeholder text:placeholder-type="text">&lt;(format_currency(voucher.amount, voucher.party.lang,  currency=company.currency))&gt;</text:placeholder></text:p>
          </table:table-cell>
        </table:table-row>
      </table:table>
      <text:p text:style-name="P46"><text:placeholder text:placeholder-type="text">&lt;/if&gt;</text:placeholder></text:p>
      <text:p text:style-name="P46"/>
      <text:p text:style-name="P3"><text:placeholder text:placeholder-type="text">&lt;/when&gt;</text:placeholder></text:p>
      <text:p text:style-name="P2"><text:placeholder text:placeholder-type="text">&lt;when test="voucher.voucher_type == 'receipt'"&gt;</text:placeholder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0"><text:span text:style-name="T20">COMPROBANTE DE </text:span><text:span text:style-name="T21">IN</text:span><text:span text:style-name="T20">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68"><text:span text:style-name="T3">PAGADO</text:span>: <text:span text:style-name="T8"><text:placeholder text:placeholder-type="text">&lt;voucher.party.name&gt;</text:placeholder></text:span></text:p>
          </table:table-cell>
          <table:table-cell table:style-name="Table7.B2" office:value-type="string">
            <text:p text:style-name="P101"><text:span text:style-name="T25">RUC/C.I.:</text:span> <text:span text:style-name="T31"><text:placeholder text:placeholder-type="text">&lt;for each="identifier in voucher.party.identifiers"&gt;</text:placeholder></text:span><text:span text:style-name="T8"><text:placeholder text:placeholder-type="text">&lt;identifier.code&gt;</text:placeholder></text:span><text:span text:style-name="T31"><text:placeholder text:placeholder-type="text">&lt;/for&gt;</text:placeholder></text:span></text:p>
          </table:table-cell>
        </table:table-row>
        <table:table-row table:style-name="Table7.2">
          <table:table-cell table:style-name="Table7.A3" office:value-type="string">
            <text:p text:style-name="P85"/>
          </table:table-cell>
          <table:table-cell table:style-name="Table7.B3" office:value-type="string">
            <text:p text:style-name="P71">FECHA: <text:span text:style-name="T12"><text:placeholder text:placeholder-type="text">&lt;voucher.date&gt;</text:placeholder></text:span></text:p>
          </table:table-cell>
        </table:table-row>
        <table:table-row table:style-name="Table7.2">
          <table:table-cell table:style-name="Table7.A4" office:value-type="string">
            <text:p text:style-name="P62">VALOR EN LETRAS: <text:span text:style-name="T17"><text:placeholder text:placeholder-type="text">&lt;voucher.amount_to_pay_words&gt;</text:placeholder></text:span><text:span text:style-name="T17">,</text:span><text:span text:style-name="T17"><text:placeholder text:placeholder-type="text">&lt;decimales&gt;</text:placeholder></text:span><text:span text:style-name="T17"> <text:s/>/</text:span><text:span text:style-name="T18">100 DOLARES</text:span><text:span text:style-name="T17"> </text:span></text:p>
          </table:table-cell>
          <table:table-cell table:style-name="Table7.B4" office:value-type="string">
            <text:p text:style-name="P66">VALOR NETO: <text:span text:style-name="T30"><text:placeholder text:placeholder-type="text">&lt;(format_currency(voucher.amount, voucher.party.lang,  currency=company.currency))&gt;</text:placeholder></text:span></text:p>
          </table:table-cell>
        </table:table-row>
      </table:table>
      <text:p text:style-name="P37"/>
      <text:p text:style-name="P43"><text:placeholder text:placeholder-type="text">&lt;if test="voucher.pay_lines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57">FORMA DE PAGO</text:p>
          </table:table-cell>
          <table:table-cell table:style-name="Table6.B1" office:value-type="string">
            <text:p text:style-name="P54">N.º DOCUMENTO/CHEQUE</text:p>
          </table:table-cell>
          <table:table-cell table:style-name="Table6.B1" office:value-type="string">
            <text:p text:style-name="P33">BANCO</text:p>
          </table:table-cell>
          <table:table-cell table:style-name="Table6.B1" office:value-type="string">
            <text:p text:style-name="P54">N.º CUENTA</text:p>
          </table:table-cell>
          <table:table-cell table:style-name="Table6.E1" office:value-type="string">
            <text:p text:style-name="P52">VALOR</text:p>
          </table:table-cell>
        </table:table-row>
        <text:soft-page-break/>
        <table:table-row>
          <table:table-cell table:style-name="Table6.A2" office:value-type="string">
            <text:p text:style-name="P89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90"/>
          </table:table-cell>
          <table:table-cell table:style-name="Table6.B2" office:value-type="string">
            <text:p text:style-name="P48"/>
          </table:table-cell>
          <table:table-cell table:style-name="Table6.B2" office:value-type="string">
            <text:p text:style-name="P48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91"><text:placeholder text:placeholder-type="text">&lt;pay_lines.pay_mode.name&gt;</text:placeholder></text:p>
          </table:table-cell>
          <table:table-cell table:style-name="Table6.B2" office:value-type="string">
            <text:p text:style-name="P93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6.B2" office:value-type="string">
            <text:p text:style-name="P48"><text:placeholder text:placeholder-type="text">&lt;if test=" pay_lines.banco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6.B2" office:value-type="string">
            <text:p text:style-name="P48"><text:placeholder text:placeholder-type="text">&lt;if test="pay_lines.cuenta_tercero"&gt;</text:placeholder><text:span text:style-name="T28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6.E2" office:value-type="string">
            <text:p text:style-name="P49"><text:placeholder text:placeholder-type="text">&lt;if test="pay_lines.pay_amount"&gt;</text:placeholder><text:span text:style-name="T29"><text:placeholder text:placeholder-type="text">&lt;(format_currency(pay_lines.pay_amount, voucher.party.lang,  currency=company.currency))&gt;</text:placeholder></text:span><text:placeholder text:placeholder-type="text">&lt;/if&gt;</text:placeholder></text:p>
          </table:table-cell>
        </table:table-row>
        <table:table-row>
          <table:table-cell table:style-name="Table6.A2" office:value-type="string">
            <text:p text:style-name="P92"><text:placeholder text:placeholder-type="text">&lt;/for&gt;</text:placeholder></text:p>
          </table:table-cell>
          <table:table-cell table:style-name="Table6.B2" office:value-type="string">
            <text:p text:style-name="P90"/>
          </table:table-cell>
          <table:table-cell table:style-name="Table6.B2" office:value-type="string">
            <text:p text:style-name="P48"/>
          </table:table-cell>
          <table:table-cell table:style-name="Table6.B2" office:value-type="string">
            <text:p text:style-name="P48"/>
          </table:table-cell>
          <table:table-cell table:style-name="Table6.E2" office:value-type="string">
            <text:p text:style-name="P6"/>
          </table:table-cell>
        </table:table-row>
        <table:table-row table:style-name="Table6.5">
          <table:table-cell table:style-name="Table6.A5" office:value-type="string">
            <text:p text:style-name="P12"/>
          </table:table-cell>
          <table:table-cell table:style-name="Table6.B5" table:number-columns-spanned="3" office:value-type="string">
            <text:p text:style-name="P12"><text:s text:c="123"/>TOTAL</text:p>
          </table:table-cell>
          <table:covered-table-cell/>
          <table:covered-table-cell/>
          <table:table-cell table:style-name="Table6.E5" office:value-type="string">
            <text:p text:style-name="P31"><text:placeholder text:placeholder-type="text">&lt;(format_currency(voucher.amount, voucher.party.lang,  currency=company.currency))&gt;</text:placeholder></text:p>
          </table:table-cell>
        </table:table-row>
      </table:table>
      <text:p text:style-name="P47"><text:placeholder text:placeholder-type="text">&lt;/if&gt;</text:placeholder></text:p>
      <text:p text:style-name="P47"/>
      <text:p text:style-name="P46"><text:placeholder text:placeholder-type="text">&lt;if test="voucher.lin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>FACTURA</text:p>
          </table:table-cell>
          <table:table-cell table:style-name="Table1.B1" office:value-type="string">
            <text:p text:style-name="P34"><text:s/>TOTAL DE FACTURA</text:p>
          </table:table-cell>
          <table:table-cell table:style-name="Table1.B1" office:value-type="string">
            <text:p text:style-name="P55">VALOR <text:span text:style-name="T27">CANCELADO</text:span></text:p>
          </table:table-cell>
          <table:table-cell table:style-name="Table1.D1" office:value-type="string">
            <text:p text:style-name="P51">VALOR <text:span text:style-name="T26">PENDIENTE</text:span></text:p>
          </table:table-cell>
        </table:table-row>
        <table:table-row>
          <table:table-cell table:style-name="Table1.A2" office:value-type="string">
            <text:p text:style-name="P88"><text:placeholder text:placeholder-type="text">&lt;for each="line in voucher.lines"&gt;</text:placeholder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81"/>
          </table:table-cell>
        </table:table-row>
        <table:table-row>
          <table:table-cell table:style-name="Table1.A2" office:value-type="string">
            <text:p text:style-name="P25"><text:placeholder text:placeholder-type="text">&lt;line.name&gt;</text:placeholder></text:p>
          </table:table-cell>
          <table:table-cell table:style-name="Table1.B2" office:value-type="string">
            <text:p text:style-name="P26"><text:placeholder text:placeholder-type="text">&lt;(format_currency(line.amount_original, voucher.party.lang,  currency=company.currency))&gt;</text:placeholder></text:p>
          </table:table-cell>
          <table:table-cell table:style-name="Table1.B2" office:value-type="string">
            <text:p text:style-name="P26"><text:placeholder text:placeholder-type="text">&lt;(format_currency(line.amount, voucher.party.lang,  currency=company.currency))&gt;</text:placeholder></text:p>
          </table:table-cell>
          <table:table-cell table:style-name="Table1.D2" office:value-type="string">
            <text:p text:style-name="P26"><text:placeholder text:placeholder-type="text">&lt;(format_currency(line.amount_unreconciled, voucher.party.lang,  currency=company.currency))&gt;</text:placeholder></text:p>
          </table:table-cell>
        </table:table-row>
        <table:table-row>
          <table:table-cell table:style-name="Table1.A2" office:value-type="string">
            <text:p text:style-name="P84"><text:placeholder text:placeholder-type="text">&lt;/for&gt;</text:placeholder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9"/>
          </table:table-cell>
        </table:table-row>
        <table:table-row table:style-name="Table1.5">
          <table:table-cell table:style-name="Table1.A5" table:number-columns-spanned="3" office:value-type="string">
            <text:p text:style-name="P16">TOTAL</text:p>
          </table:table-cell>
          <table:covered-table-cell/>
          <table:covered-table-cell/>
          <table:table-cell table:style-name="Table1.D5" office:value-type="string">
            <text:p text:style-name="P32"><text:placeholder text:placeholder-type="text">&lt;(format_currency(voucher.amount, voucher.party.lang,  currency=company.currency))&gt;</text:placeholder></text:p>
          </table:table-cell>
        </table:table-row>
      </table:table>
      <text:p text:style-name="P46"><text:placeholder text:placeholder-type="text">&lt;/if&gt;</text:placeholder></text:p>
      <text:p text:style-name="P46"/>
      <text:p text:style-name="P4"><text:placeholder text:placeholder-type="text">&lt;/when&gt;</text:placeholder></text:p>
      <text:p text:style-name="P95"><text:placeholder text:placeholder-type="text">&lt;when test="voucher.voucher_type == 'multipayment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9"><text:span text:style-name="T24">COMPROBANTE DE EGRESO MULTIPAGO</text:span> <text:span text:style-name="T2">No.</text:span> <text:placeholder text:placeholder-type="text">&lt;voucher.number&gt;</text:placeholder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3"><text:span text:style-name="T23">MOD</text:span>O DE PAGO: <text:span text:style-name="T13"><text:placeholder text:placeholder-type="text">&lt;voucher.payment_mode.name&gt;</text:placeholder></text:span></text:p>
          </table:table-cell>
          <table:table-cell table:style-name="Table3.B2" office:value-type="string">
            <text:p text:style-name="P82"><text:placeholder text:placeholder-type="text">&lt;if test="voucher.bank"&gt;</text:placeholder></text:p>
            <text:p text:style-name="P74"><text:span text:style-name="T16">ENTIDAD:</text:span><text:span text:style-name="T10"> </text:span><text:span text:style-name="T8"><text:placeholder text:placeholder-type="text">&lt;voucher.bank.party.name&gt;</text:placeholder></text:span></text:p>
            <text:p text:style-name="P18"><text:placeholder text:placeholder-type="text">&lt;/if&gt;</text:placeholder></text:p>
          </table:table-cell>
          <table:table-cell table:style-name="Table3.C2" office:value-type="string">
            <text:p text:style-name="P82"><text:placeholder text:placeholder-type="text">&lt;if test="voucher.check_number"&gt;</text:placeholder></text:p>
            <text:p text:style-name="P74"><text:span text:style-name="T15">CHEQUE No. </text:span><text:span text:style-name="T9"><text:placeholder text:placeholder-type="text">&lt;voucher.check_number&gt;</text:placeholder></text:span></text:p>
            <text:p text:style-name="P74"><text:span text:style-name="T8"><text:placeholder text:placeholder-type="text">&lt;/if&gt;</text:placeholder></text:span><text:span text:style-name="T15"> </text:span></text:p>
          </table:table-cell>
        </table:table-row>
        <table:table-row table:style-name="Table3.2">
          <table:table-cell table:style-name="Table3.A3" table:number-columns-spanned="2" office:value-type="string">
            <text:p text:style-name="P67"><text:span text:style-name="T4">POR CONCEPTO</text:span>: <text:span text:style-name="T8"><text:placeholder text:placeholder-type="text">&lt;voucher.description&gt;</text:placeholder></text:span></text:p>
          </table:table-cell>
          <table:covered-table-cell/>
          <table:table-cell table:style-name="Table3.C3" office:value-type="string">
            <text:p text:style-name="P70">FECHA: <text:span text:style-name="T12"><text:placeholder text:placeholder-type="text">&lt;voucher.date&gt;</text:placeholder></text:span></text:p>
          </table:table-cell>
        </table:table-row>
        <table:table-row table:style-name="Table3.2">
          <table:table-cell table:style-name="Table3.A4" table:number-columns-spanned="2" office:value-type="string">
            <text:p text:style-name="P63">VALOR EN LETRAS: <text:span text:style-name="T17"><text:placeholder text:placeholder-type="text">&lt;voucher.amount_to_pay_words&gt;</text:placeholder></text:span></text:p>
          </table:table-cell>
          <table:covered-table-cell/>
          <table:table-cell table:style-name="Table3.C4" office:value-type="string">
            <text:p text:style-name="P64">VALOR NETO: <text:span text:style-name="T12"><text:placeholder text:placeholder-type="text">&lt;voucher.amount_to_pay&gt;</text:placeholder></text:span>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8">COD.</text:p>
          </table:table-cell>
          <table:table-cell table:style-name="Table5.B1" office:value-type="string">
            <text:p text:style-name="P36">CUENTA</text:p>
          </table:table-cell>
          <table:table-cell table:style-name="Table5.B1" office:value-type="string">
            <text:p text:style-name="P60">TERCERO</text:p>
          </table:table-cell>
          <table:table-cell table:style-name="Table5.B1" office:value-type="string">
            <text:p text:style-name="P58">DETALLE</text:p>
          </table:table-cell>
          <table:table-cell table:style-name="Table5.E1" office:value-type="string">
            <text:p text:style-name="P59">VALOR</text:p>
          </table:table-cell>
        </table:table-row>
        <table:table-row>
          <table:table-cell table:style-name="Table5.A2" office:value-type="string">
            <text:p text:style-name="P87"><text:placeholder text:placeholder-type="text">&lt;for each="line in voucher.lines"&gt;</text:placeholder></text:p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75"/>
          </table:table-cell>
          <table:table-cell table:style-name="Table5.B2" office:value-type="string">
            <text:p text:style-name="P80"/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19"><text:placeholder text:placeholder-type="text">&lt;line.account.code&gt;</text:placeholder></text:p>
          </table:table-cell>
          <table:table-cell table:style-name="Table5.B2" office:value-type="string">
            <text:p text:style-name="P19"><text:placeholder text:placeholder-type="text">&lt;line.account.name&gt;</text:placeholder></text:p>
          </table:table-cell>
          <table:table-cell table:style-name="Table5.B2" office:value-type="string">
            <text:p text:style-name="P99"><text:span text:style-name="T22">[</text:span><text:span text:style-name="T32"><text:placeholder text:placeholder-type="text">&lt;for each="identifier in line.party.identifiers"&gt;</text:placeholder></text:span><text:span text:style-name="T33"><text:placeholder text:placeholder-type="text">&lt;identifier.code&gt;</text:placeholder></text:span><text:span text:style-name="T32"><text:placeholder text:placeholder-type="text">&lt;/for&gt;</text:placeholder></text:span><text:span text:style-name="T22">] </text:span><text:placeholder text:placeholder-type="text">&lt;line.party.name&gt;</text:placeholder></text:p>
          </table:table-cell>
          <table:table-cell table:style-name="Table5.B2" office:value-type="string">
            <text:p text:style-name="P19"><text:placeholder text:placeholder-type="text">&lt;line.detail&gt;</text:placeholder></text:p>
          </table:table-cell>
          <table:table-cell table:style-name="Table5.E3" office:value-type="float" office:value="0">
            <text:p text:style-name="P20"><text:placeholder text:placeholder-type="text">&lt;line.amount&gt;</text:placeholder></text:p>
          </table:table-cell>
        </table:table-row>
        <table:table-row>
          <table:table-cell table:style-name="Table5.A2" office:value-type="string">
            <text:p text:style-name="P83"><text:placeholder text:placeholder-type="text">&lt;/for&gt;</text:placeholder></text:p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75"/>
          </table:table-cell>
          <table:table-cell table:style-name="Table5.B2" office:value-type="string">
            <text:p text:style-name="P76"/>
          </table:table-cell>
          <table:table-cell table:style-name="Table5.E2" office:value-type="string">
            <text:p text:style-name="P78"/>
          </table:table-cell>
        </table:table-row>
        <table:table-row table:style-name="Table5.5">
          <table:table-cell table:style-name="Table5.A5" table:number-columns-spanned="4" office:value-type="string">
            <text:p text:style-name="P11">TOTAL</text:p>
          </table:table-cell>
          <table:covered-table-cell/>
          <table:covered-table-cell/>
          <table:covered-table-cell/>
          <table:table-cell table:style-name="Table5.E5" office:value-type="float" office:value="0">
            <text:p text:style-name="P15"><text:placeholder text:placeholder-type="text">&lt;voucher.amount_to_pay&gt;</text:placeholder></text:p>
          </table:table-cell>
        </table:table-row>
      </table:table>
      <text:p text:style-name="P5"><text:placeholder text:placeholder-type="text">&lt;/when&gt;</text:placeholder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2"><text:span text:style-name="T7">ELABORADO</text:span> POR:</text:p>
            <text:p text:style-name="P22"/>
            <text:p text:style-name="P27"><text:placeholder text:placeholder-type="text">&lt;user.rec_name&gt;</text:placeholder></text:p>
          </table:table-cell>
          <table:table-cell table:style-name="Table4.B1" office:value-type="string">
            <text:p text:style-name="P23">REVISADO / APROBADO:</text:p>
          </table:table-cell>
          <table:table-cell table:style-name="Table4.B1" office:value-type="string">
            <text:p text:style-name="P94">CONTABILIZADO:</text:p>
          </table:table-cell>
          <table:table-cell table:style-name="Table4.D1" office:value-type="string">
            <text:p text:style-name="P21">FIRMA DE RECIBIDO:</text:p>
            <text:p text:style-name="P22"/>
            <text:p text:style-name="P22"/>
            <text:p text:style-name="P24">RUC/C.I.:</text:p>
          </table:table-cell>
        </table:table-row>
      </table:table>
      <text:p text:style-name="P40"><text:span text:style-name="T1">Impreso: </text:span><text:span text:style-name="T1"><text:placeholder text:placeholder-type="text">&lt;hora&gt;</text:placeholder></text:span><text:span text:style-name="T1"> - </text:span><text:span text:style-name="T1"><text:placeholder text:placeholder-type="text">&lt;fecha&gt;</text:placeholder></text:span></text:p>
      <text:p text:style-name="P8"><text:span text:style-name="T6">OBSERVACIONES</text:span><text:span text:style-name="T5">:</text:span><text:span text:style-name="T4"> </text:span><text:placeholder text:placeholder-type="text">&lt;voucher.comment&gt;</text:placeholder></text:p>
      <text:p text:style-name="P3"/>
      <text:p text:style-name="P3"><text:placeholder text:placeholder-type="text">&lt;/choose&gt;</text:placeholder></text:p>
      <text:p text:style-name="P50"><text:placeholder text:placeholder-type="text">&lt;/if&gt;</text:placeholder></text:p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1-07-31T17:52:04</meta:creation-date>
    <meta:editing-cycles>1</meta:editing-cycles>
    <meta:editing-duration>P0D</meta:editing-duration>
    <meta:document-statistic meta:table-count="9" meta:image-count="0" meta:object-count="0" meta:page-count="2" meta:paragraph-count="120" meta:word-count="265" meta:character-count="3527" meta:non-whitespace-character-count="3252"/>
    <meta:user-defined meta:name="Info 1"/>
    <meta:user-defined meta:name="Info 2"/>
    <meta:user-defined meta:name="Info 3"/>
    <meta:user-defined meta:name="Info 4"/>
  </office:meta>
</office:document-meta>
</file>